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191919" style:font-name="Lato" fo:letter-spacing="normal" fo:font-style="normal" fo:font-weight="normal"/>
    </style:style>
    <style:style style:name="P2" style:family="paragraph" style:parent-style-name="Heading_20_5">
      <style:paragraph-properties fo:margin-left="0cm" fo:margin-right="0cm" fo:margin-top="0cm" fo:margin-bottom="0.247cm" loext:contextual-spacing="false"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5"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0cm" fo:border="none"/>
    </style:style>
    <style:style style:name="P6"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7"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8" style:family="paragraph" style:parent-style-name="Preformatted_20_Text">
      <loext:graphic-properties draw:fill="solid" draw:fill-color="#fafafa" draw:opacity="100%"/>
      <style:paragraph-properties fo:text-align="start" style:justify-single-word="false" fo:orphans="2" fo:widows="2" fo:background-color="#fafafa" fo:padding="0cm" fo:border="none"/>
    </style:style>
    <style:style style:name="P9" style:family="paragraph" style:parent-style-name="Text_20_body">
      <style:text-properties fo:font-variant="normal" fo:text-transform="none" fo:color="#191919" style:font-name="Lato" fo:letter-spacing="normal" fo:font-style="normal" fo:font-weight="normal"/>
    </style:style>
    <style:style style:name="P10" style:family="paragraph" style:parent-style-name="Text_20_body">
      <style:text-properties fo:font-variant="normal" fo:text-transform="none" fo:color="#191919" style:font-name="Lato" fo:font-size="12pt" fo:letter-spacing="normal" fo:font-style="normal" fo:font-weight="normal"/>
    </style:style>
    <style:style style:name="P11" style:family="paragraph" style:parent-style-name="Text_20_body">
      <style:paragraph-properties fo:text-align="center" style:justify-single-word="false"/>
      <style:text-properties fo:font-variant="normal" fo:text-transform="none" fo:color="#191919" style:font-name="Lato" fo:font-size="16pt" fo:letter-spacing="normal" fo:font-style="normal" fo:font-weight="bold" officeooo:rsid="000ddafe" officeooo:paragraph-rsid="000ddafe" style:font-size-asian="16pt" style:font-weight-asian="bold" style:font-size-complex="16pt" style:font-weight-complex="bold"/>
    </style:style>
    <style:style style:name="P12"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13" style:family="paragraph" style:parent-style-name="Text_20_body" style:list-style-name="L1">
      <style:paragraph-properties fo:margin-top="0cm" fo:margin-bottom="0.247cm" loext:contextual-spacing="false" fo:text-align="start" style:justify-single-word="false" fo:orphans="2" fo:widows="2"/>
    </style:style>
    <style:style style:name="P14" style:family="paragraph" style:parent-style-name="Text_20_body" style:list-style-name="L2">
      <style:paragraph-properties fo:margin-top="0cm" fo:margin-bottom="0.247cm" loext:contextual-spacing="false" fo:text-align="start" style:justify-single-word="false" fo:orphans="2" fo:widows="2"/>
    </style:style>
    <style:style style:name="P15" style:family="paragraph" style:parent-style-name="Text_20_body" style:list-style-name="L3">
      <style:paragraph-properties fo:margin-top="0cm" fo:margin-bottom="0.247cm" loext:contextual-spacing="false" fo:text-align="start" style:justify-single-word="false" fo:orphans="2" fo:widows="2"/>
    </style:style>
    <style:style style:name="P1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1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30ae3"/>
    </style:style>
    <style:style style:name="T1" style:family="text">
      <style:text-properties fo:font-style="normal"/>
    </style:style>
    <style:style style:name="T2" style:family="text">
      <style:text-properties fo:font-variant="normal" fo:text-transform="none" fo:color="#191919" style:font-name="Lato" fo:font-size="12pt" fo:letter-spacing="normal" fo:font-style="normal"/>
    </style:style>
    <style:style style:name="T3" style:family="text">
      <style:text-properties fo:font-variant="normal" fo:text-transform="none" fo:color="#191919" style:font-name="Lato" fo:font-size="12pt" fo:letter-spacing="normal" fo:font-style="normal" fo:font-weight="normal"/>
    </style:style>
    <style:style style:name="T4" style:family="text">
      <style:text-properties fo:font-variant="normal" fo:text-transform="none" fo:color="#191919" style:font-name="Lato" fo:font-size="12pt" fo:letter-spacing="normal" fo:font-style="normal" fo:font-weight="bold"/>
    </style:style>
    <style:style style:name="T5" style:family="text">
      <style:text-properties fo:font-variant="normal" fo:text-transform="none" fo:color="#191919" style:font-name="Lato" fo:font-size="12pt" fo:letter-spacing="normal" fo:font-style="normal" fo:font-weight="bold" style:font-weight-asian="bold" style:font-weight-complex="bold"/>
    </style:style>
    <style:style style:name="T6" style:family="text">
      <style:text-properties fo:font-variant="normal" fo:text-transform="none" fo:color="#383a42" style:font-name="SFMono-Regular" fo:font-size="10.5pt" fo:letter-spacing="normal" fo:font-style="normal" fo:font-weight="normal" loext:padding="0cm" loext:border="none"/>
    </style:style>
    <style:style style:name="T7" style:family="text">
      <style:text-properties fo:font-variant="normal" fo:text-transform="none" fo:color="#383a42" fo:letter-spacing="normal" loext:padding="0cm" loext:border="none"/>
    </style:style>
    <style:style style:name="T8" style:family="text">
      <style:text-properties fo:font-variant="normal" fo:text-transform="none" fo:color="#986801" style:font-name="SFMono-Regular" fo:font-size="10.5pt" fo:letter-spacing="normal" fo:font-style="normal" fo:font-weight="normal" loext:padding="0cm" loext:border="none"/>
    </style:style>
    <style:style style:name="T9" style:family="text">
      <style:text-properties fo:font-variant="normal" fo:text-transform="none" fo:color="#e83e8c" style:font-name="SFMono-Regular" fo:font-size="10.5pt" fo:letter-spacing="normal" fo:font-style="normal" fo:font-weight="normal"/>
    </style:style>
    <style:style style:name="T10" style:family="text">
      <style:text-properties fo:font-variant="normal" fo:text-transform="none" fo:color="#292d31"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a626a4" style:font-name="SFMono-Regular" fo:font-size="10.5pt" fo:letter-spacing="normal" fo:font-style="normal" fo:font-weight="normal" loext:padding="0cm" loext:border="none"/>
    </style:style>
    <style:style style:name="T12" style:family="text">
      <style:text-properties fo:font-variant="normal" fo:text-transform="none" fo:color="#50a14f" style:font-name="SFMono-Regular" fo:font-size="10.5pt" fo:letter-spacing="normal" fo:font-style="normal" fo:font-weight="normal" loext:padding="0cm" loext:border="none"/>
    </style:style>
    <style:style style:name="T13" style:family="text">
      <style:text-properties fo:font-variant="normal" fo:text-transform="none" fo:color="#c18401" style:font-name="SFMono-Regular" fo:font-size="10.5pt" fo:letter-spacing="normal" fo:font-style="normal" fo:font-weight="normal" loext:padding="0cm" loext:border="none"/>
    </style:style>
    <style:style style:name="T14" style:family="text">
      <style:text-propertie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strucción de Imágenes</text:p>
      <text:p text:style-name="P10">Como vimos en la introducción a Docker, una imagen se corresponde con la información necesaria para arrancar un contenedor, y básicamente se compone de un sistema de archivos y de otros metadatos como son el comando a ejecutar, las variables de entorno, los volúmenes del contenedor, los puertos que utiliza nuestro contenedor…</text:p>
      <text:p text:style-name="P3"><text:span text:style-name="T3">La manera recomendada de construir una imagen es utilizar un fichero </text:span><text:span text:style-name="Source_20_Text"><text:span text:style-name="T9">Dockerfile</text:span></text:span><text:span text:style-name="T3">, un fichero con un conjunto de instrucciones que indican cómo construir una imagen de Docker. Las instrucciones principales que pueden utilizarse en un Dockerfile son:</text:span></text:p>
      <text:list xml:id="list893049500" text:style-name="L1">
        <text:list-item>
          <text:p text:style-name="P13"><text:span text:style-name="Source_20_Text"><text:span text:style-name="T9">FROM image</text:span></text:span><text:span text:style-name="T3">: para definir la imagen base de nuestro contenedor.</text:span></text:p>
        </text:list-item>
        <text:list-item>
          <text:p text:style-name="P13"><text:span text:style-name="Source_20_Text"><text:span text:style-name="T9">RUN comando</text:span></text:span><text:span text:style-name="T3">: para ejecutar un comando en el contexto de la imagen.</text:span></text:p>
        </text:list-item>
        <text:list-item>
          <text:p text:style-name="P13"><text:span text:style-name="Source_20_Text"><text:span text:style-name="T9">ENTRYPOINT comando</text:span></text:span><text:span text:style-name="T3">: para definir el entrypoint que ejecuta el container al arrancar.</text:span></text:p>
        </text:list-item>
        <text:list-item>
          <text:p text:style-name="P13"><text:span text:style-name="Source_20_Text"><text:span text:style-name="T9">CMD comando</text:span></text:span><text:span text:style-name="T3">: para definir el comando que ejecuta el container al arrancar.</text:span></text:p>
        </text:list-item>
        <text:list-item>
          <text:p text:style-name="P13"><text:span text:style-name="Source_20_Text"><text:span text:style-name="T9">WORKDIR path</text:span></text:span><text:span text:style-name="T3">: para definir el directorio de trabajo en el contenedor.</text:span></text:p>
        </text:list-item>
        <text:list-item>
          <text:p text:style-name="P13"><text:span text:style-name="Source_20_Text"><text:span text:style-name="T9">ENV var=value</text:span></text:span><text:span text:style-name="T3">: para definir variables de entorno.</text:span></text:p>
        </text:list-item>
        <text:list-item>
          <text:p text:style-name="P13"><text:span text:style-name="Source_20_Text"><text:span text:style-name="T9">EXPOSE puerto</text:span></text:span><text:span text:style-name="T3">: para definir puertos donde el contenedor acepta conexiones.</text:span></text:p>
        </text:list-item>
        <text:list-item>
          <text:p text:style-name="P13"><text:span text:style-name="Source_20_Text"><text:span text:style-name="T9">VOLUME path</text:span></text:span><text:span text:style-name="T3">: para definir volúmenes en el contenedor.</text:span></text:p>
        </text:list-item>
        <text:list-item>
          <text:p text:style-name="P13"><text:span text:style-name="Source_20_Text"><text:span text:style-name="T9">COPY origen destino</text:span></text:span><text:span text:style-name="T3">: para copiar ficheros dentro de la imagen. También se usa para multi-stage builds.</text:span></text:p>
        </text:list-item>
      </text:list>
      <text:p text:style-name="P3"><text:span text:style-name="T3">Para una lista completa de las instrucciones disponibles ir a la </text:span><text:a xlink:type="simple" xlink:href="https://docs.docker.com/engine/reference/builder/" text:style-name="Internet_20_link" text:visited-style-name="Visited_20_Internet_20_Link"><text:span text:style-name="T10">documentación oficial</text:span></text:a><text:span text:style-name="T3">.</text:span></text:p>
      <text:p text:style-name="P4">Un ejemplo de un dockerfile para una aplicación Flask en python podría ser:</text:p>
      <text:p text:style-name="P6"><text:span text:style-name="Source_20_Text"><text:span text:style-name="T11">FROM</text:span></text:span><text:span text:style-name="Source_20_Text"><text:span text:style-name="T6"> ubuntu:latest</text:span></text:span></text:p>
      <text:p text:style-name="P8"><text:span text:style-name="Source_20_Text"><text:span text:style-name="T11">RUN</text:span></text:span><text:span text:style-name="Source_20_Text"><text:span text:style-name="T6"> apt-get update -y</text:span></text:span></text:p>
      <text:p text:style-name="P8"><text:span text:style-name="Source_20_Text"><text:span text:style-name="T11">RUN</text:span></text:span><text:span text:style-name="Source_20_Text"><text:span text:style-name="T6"> apt-get install -y python-pip python-dev</text:span></text:span></text:p>
      <text:p text:style-name="P8"><text:span text:style-name="Source_20_Text"><text:span text:style-name="T11">WORKDIR</text:span></text:span><text:span text:style-name="Source_20_Text"><text:span text:style-name="T6"> /app</text:span></text:span></text:p>
      <text:p text:style-name="P8"><text:span text:style-name="Source_20_Text"><text:span text:style-name="T11">ENV</text:span></text:span><text:span text:style-name="Source_20_Text"><text:span text:style-name="T6"> DEBUG=True</text:span></text:span></text:p>
      <text:p text:style-name="P8"><text:span text:style-name="Source_20_Text"><text:span text:style-name="T11">EXPOSE</text:span></text:span><text:span text:style-name="Source_20_Text"><text:span text:style-name="T6"> </text:span></text:span><text:span text:style-name="Source_20_Text"><text:span text:style-name="T8">80</text:span></text:span></text:p>
      <text:p text:style-name="P8"><text:span text:style-name="Source_20_Text"><text:span text:style-name="T11">VOLUME</text:span></text:span><text:span text:style-name="Source_20_Text"><text:span text:style-name="T6"> /data</text:span></text:span></text:p>
      <text:p text:style-name="P8"><text:span text:style-name="Source_20_Text"><text:span text:style-name="T11">COPY</text:span></text:span><text:span text:style-name="Source_20_Text"><text:span text:style-name="T6"> . /app</text:span></text:span></text:p>
      <text:p text:style-name="P8"><text:span text:style-name="Source_20_Text"><text:span text:style-name="T11">RUN</text:span></text:span><text:span text:style-name="Source_20_Text"><text:span text:style-name="T6"> pip install -r requirements.txt</text:span></text:span></text:p>
      <text:p text:style-name="P8"><text:span text:style-name="Source_20_Text"><text:span text:style-name="T11">ENTRYPOINT</text:span></text:span><text:span text:style-name="Source_20_Text"><text:span text:style-name="T6"> [</text:span></text:span><text:span text:style-name="Source_20_Text"><text:span text:style-name="T12">"python"</text:span></text:span><text:span text:style-name="Source_20_Text"><text:span text:style-name="T6">]</text:span></text:span></text:p>
      <text:p text:style-name="P7"><text:span text:style-name="Source_20_Text"><text:span text:style-name="T11">CMD</text:span></text:span><text:span text:style-name="Source_20_Text"><text:span text:style-name="T6"> [</text:span></text:span><text:span text:style-name="Source_20_Text"><text:span text:style-name="T12">"app.py"</text:span></text:span><text:span text:style-name="Source_20_Text"><text:span text:style-name="T6">]</text:span></text:span></text:p>
      <text:p text:style-name="P10"/>
      <text:p text:style-name="P10"/>
      <text:p text:style-name="P10"><text:soft-page-break/>La construcción de una imagen de Docker dado un Dockerfile puede ser un proceso costoso ya que puede implicar la instalación de un número elevado de librarías, y al mismo tiempo es un proceso bastante repetitivo porque sucesivos <text:span text:style-name="Emphasis"><text:span text:style-name="T1">builds</text:span></text:span> del mismo Dockerfile suele ser similares entre sí. Es por eso que Docker introduce el concepto de la <text:span text:style-name="Strong_20_Emphasis"><text:span text:style-name="T14">cache</text:span></text:span> para optimizar el proceso de construcción de imágenes.</text:p>
      <text:p text:style-name="P3"><text:span text:style-name="T3">La primera optimización que hace la </text:span><text:span text:style-name="Emphasis"><text:span text:style-name="T3">cache</text:span></text:span><text:span text:style-name="T3"> de Docker es la descarga de la imagen base de nuestro Dockerfile. Docker descargará la imagen base siempre que la misma no se encuentre ya descargada en la máquina que hace el </text:span><text:span text:style-name="Emphasis"><text:span text:style-name="T3">build</text:span></text:span><text:span text:style-name="T3">. Esta optimización parece obvia ya que estas imágenes pueden tener un tamaño de cientos de MB, pero hay que tener cuidado ya que si la versión remota de la imagen cambia, </text:span><text:span text:style-name="Strong_20_Emphasis"><text:span text:style-name="T4">Docker seguirá utilizando la versión local</text:span></text:span><text:span text:style-name="T3">. Por tanto, si queremos ejecutar nuestro Dockerfile con la nueva versión de la imagen base deberemos de hacer un </text:span><text:span text:style-name="Source_20_Text"><text:span text:style-name="T9">docker pull</text:span></text:span><text:span text:style-name="T3"> manual de la imagen base, o ejecutar </text:span><text:span text:style-name="Source_20_Text"><text:span text:style-name="T9">docker build --pull</text:span></text:span><text:span text:style-name="T3">.</text:span></text:p>
      <text:p text:style-name="P3"><text:span text:style-name="T3">Como hemos comentado anteriormente, una imagen de Docker tiene una estructura interna bastante parecida a un repositorio de </text:span><text:span text:style-name="Emphasis"><text:span text:style-name="T3">git</text:span></text:span><text:span text:style-name="T3">. Lo que conocemos como </text:span><text:span text:style-name="Emphasis"><text:span text:style-name="T3">commits</text:span></text:span><text:span text:style-name="T3"> en </text:span><text:span text:style-name="Emphasis"><text:span text:style-name="T3">git</text:span></text:span><text:span text:style-name="T3"> lo denominamos </text:span><text:span text:style-name="Emphasis"><text:span text:style-name="T3">capas</text:span></text:span><text:span text:style-name="T3"> de una imagen en Docker. Por lo tanto, una imagen (o repositorio) es una sucesión de capas en un Registro de Docker, donde cada capa almacena un </text:span><text:span text:style-name="Emphasis"><text:span text:style-name="T3">diff</text:span></text:span><text:span text:style-name="T3"> respecto de la capa anterior. Esto es importante de cara a optimizar nuestros Dockerfiles, como veremos en la siguiente sección.</text:span></text:p>
      <text:p text:style-name="P3"><text:span text:style-name="T3">Por ahora bastará saber que cada instrucción de nuestro Dockerfile creara una y sólo una capa de nuestra imagen. Por lo tanto, la </text:span><text:span text:style-name="Emphasis"><text:span text:style-name="T3">cache</text:span></text:span><text:span text:style-name="T3"> de Docker funciona a nivel de instrucción. En otras palabras, si una línea del Dockerfile no cambia, en lugar de recomputarla, Docker asume que la capa que genera esa instrucción es la misma que la ejecución anterior del Dockerfile. Por lo tanto, si tenemos una instrucción tal como:</text:span></text:p>
      <text:p text:style-name="P5"><text:span text:style-name="Source_20_Text"><text:span text:style-name="T6">RUN apt-get update &amp;&amp; apt-get install -y git</text:span></text:span></text:p>
      <text:p text:style-name="P3"><text:span text:style-name="T3">que no ha cambiado entre dos </text:span><text:span text:style-name="Emphasis"><text:span text:style-name="T3">build</text:span></text:span><text:span text:style-name="T3"> sucesivos, los comandos </text:span><text:span text:style-name="Emphasis"><text:span text:style-name="T3">apt-get</text:span></text:span><text:span text:style-name="T3"> no se ejecutarán, sino que se reusará la capa que generó el primer </text:span><text:span text:style-name="Emphasis"><text:span text:style-name="T3">build</text:span></text:span><text:span text:style-name="T3">. Por tanto, aunque antes de ejecutar el segundo </text:span><text:span text:style-name="Emphasis"><text:span text:style-name="T3">build</text:span></text:span><text:span text:style-name="T3"> haya una nueva versión del paquete </text:span><text:span text:style-name="Emphasis"><text:span text:style-name="T3">git</text:span></text:span><text:span text:style-name="T3">, la imagen construida a partir de este Dockerfile tendrá la versión de </text:span><text:span text:style-name="Emphasis"><text:span text:style-name="T3">git</text:span></text:span><text:span text:style-name="T3"> anterior, la que se instaló en el primer </text:span><text:span text:style-name="Emphasis"><text:span text:style-name="T3">build</text:span></text:span><text:span text:style-name="T3"> de este Dockerfile. Podemos desactivar el uso de la cache ejecutando </text:span><text:span text:style-name="Source_20_Text"><text:span text:style-name="T9">docker build --no-cache</text:span></text:span><text:span text:style-name="T3">.</text:span></text:p>
      <text:p text:style-name="P4"/>
      <text:p text:style-name="P4"/>
      <text:p text:style-name="P4"/>
      <text:p text:style-name="P4"/>
      <text:p text:style-name="P4"/>
      <text:p text:style-name="P3"><text:soft-page-break/><text:span text:style-name="T3">Es importante destacar los siguientes aspectos sobre la </text:span><text:span text:style-name="Emphasis"><text:span text:style-name="T3">cache</text:span></text:span><text:span text:style-name="T3"> de Docker:</text:span></text:p>
      <text:list xml:id="list2081398816" text:style-name="L2">
        <text:list-item>
          <text:p text:style-name="P14"><text:span text:style-name="T3">La </text:span><text:span text:style-name="Emphasis"><text:span text:style-name="T3">cache</text:span></text:span><text:span text:style-name="T3"> de Docker es local, es decir, si es la primera vez que haces el build de un Dockerfile en una máquina dada, todas las instrucciones del Dockerfile serán ejecutadas, aunque la imagen ya haya sido construida en un Registro de Docker.</text:span></text:p>
        </text:list-item>
        <text:list-item>
          <text:p text:style-name="P14"><text:span text:style-name="T3">Si una instrucción ha cambiado y no puede utilizar la </text:span><text:span text:style-name="Emphasis"><text:span text:style-name="T3">cache</text:span></text:span><text:span text:style-name="T3">, la </text:span><text:span text:style-name="Emphasis"><text:span text:style-name="T3">cache</text:span></text:span><text:span text:style-name="T3"> queda invalidada y las siguientes instrucciones del Dockerfile serán ejecutadas sin hacer uso de la </text:span><text:span text:style-name="Emphasis"><text:span text:style-name="T3">cache</text:span></text:span><text:span text:style-name="T3">.</text:span></text:p>
        </text:list-item>
        <text:list-item>
          <text:p text:style-name="P14"><text:span text:style-name="T3">El comportamiento de las instrucciones </text:span><text:span text:style-name="Source_20_Text"><text:span text:style-name="T9">ADD</text:span></text:span><text:span text:style-name="T3"> y </text:span><text:span text:style-name="Source_20_Text"><text:span text:style-name="T9">COPY</text:span></text:span><text:span text:style-name="T3"> es distinto en cuanto al comportamiento de la </text:span><text:span text:style-name="Emphasis"><text:span text:style-name="T3">cache</text:span></text:span><text:span text:style-name="T3">. Aunque estas instrucciones no cambien, invalidan la caché si el contenido de los ficheros que se están copiando ha sido modificado.</text:span></text:p>
        </text:list-item>
      </text:list>
      <text:p text:style-name="P10"/>
      <text:p text:style-name="P10">Estos son los comandos más comunes para el manejo de imágenes:</text:p>
      <text:list xml:id="list1588985694" text:style-name="L3">
        <text:list-item>
          <text:p text:style-name="P15"><text:span text:style-name="Emphasis"><text:span text:style-name="T3">docker build</text:span></text:span><text:span text:style-name="T3">: nos permite crear una imagen a partir de un </text:span><text:span text:style-name="Source_20_Text"><text:span text:style-name="T9">Dockerfile</text:span></text:span><text:span text:style-name="T3">..</text:span></text:p>
        </text:list-item>
        <text:list-item>
          <text:p text:style-name="P15"><text:span text:style-name="Emphasis"><text:span text:style-name="T3">docker login</text:span></text:span><text:span text:style-name="T3">: autentica la cli de docker contra un registro, por defecto Docker Hub.</text:span></text:p>
        </text:list-item>
        <text:list-item>
          <text:p text:style-name="P15"><text:span text:style-name="Emphasis"><text:span text:style-name="T3">docker pull</text:span></text:span><text:span text:style-name="T3">: descarga una imagen a la que tengamos acceso desde un registro.</text:span></text:p>
        </text:list-item>
        <text:list-item>
          <text:p text:style-name="P15"><text:span text:style-name="Emphasis"><text:span text:style-name="T3">docker image ls</text:span></text:span><text:span text:style-name="T3">: lista las imágenes que están disponibles en nuestra máquina.</text:span></text:p>
        </text:list-item>
        <text:list-item>
          <text:p text:style-name="P15"><text:span text:style-name="Emphasis"><text:span text:style-name="T3">docker inspect</text:span></text:span><text:span text:style-name="T3">: muestra información detallada de una imagen. Se puede acceder a un campo particular con el comando </text:span><text:span text:style-name="Source_20_Text"><text:span text:style-name="T9">docker inspect -f '{{.Size}}' imagen</text:span></text:span><text:span text:style-name="T3">.</text:span></text:p>
        </text:list-item>
        <text:list-item>
          <text:p text:style-name="P15"><text:span text:style-name="Emphasis"><text:span text:style-name="T3">docker image rm</text:span></text:span><text:span text:style-name="T3">: elimina una imagen.</text:span></text:p>
        </text:list-item>
      </text:list>
      <text:p text:style-name="P9"/>
      <text:h text:style-name="P1" text:outline-level="3"><text:bookmark text:name="buenas-prácticas"/>Buenas prácticas</text:h>
      <text:h text:style-name="P12" text:outline-level="5"><text:bookmark text:name="1.-usa-.dockerignore"/>1. Usa .dockerignore</text:h>
      <text:p text:style-name="P3"><text:span text:style-name="T3">El build de una image se ejecuta a partir de un Dockerfile y de un directorio, que se conoce con el nombre de </text:span><text:span text:style-name="Emphasis"><text:span text:style-name="T3">contexto</text:span></text:span><text:span text:style-name="T3">. Este directorio suele ser el mismo que el directorio donde se encuentra el Dockerfile, por lo que si ejecutamos la instrucción:</text:span></text:p>
      <text:p text:style-name="P5"><text:span text:style-name="Source_20_Text"><text:span text:style-name="T6">ADD app</text:span></text:span><text:span text:style-name="Source_20_Text"><text:span text:style-name="T8">.py</text:span></text:span><text:span text:style-name="Source_20_Text"><text:span text:style-name="T6"> /app/app</text:span></text:span><text:span text:style-name="Source_20_Text"><text:span text:style-name="T8">.py</text:span></text:span></text:p>
      <text:p text:style-name="P4"/>
      <text:p text:style-name="P4"/>
      <text:p text:style-name="P3"><text:soft-page-break/><text:span text:style-name="T3">Estamos añadiendo a la imagen el fichero </text:span><text:span text:style-name="Source_20_Text"><text:span text:style-name="T9">app.py</text:span></text:span><text:span text:style-name="T3"> del contexto, es decir, el fichero </text:span><text:span text:style-name="Source_20_Text"><text:span text:style-name="T9">app.py</text:span></text:span><text:span text:style-name="T3"> que se encuentra en el directorio donde está el Dockerfile. Dicho directorio se comprime y se manda al Docker Engine para construir la imagen, pero puede que tenga ficheros que no son necesarios. Es por eso que este directorio puede tener un fichero </text:span><text:span text:style-name="Source_20_Text"><text:span text:style-name="T9">.dockerignore</text:span></text:span><text:span text:style-name="T3">, que de una manera similar a fichero </text:span><text:span text:style-name="Source_20_Text"><text:span text:style-name="T9">.gitignore</text:span></text:span><text:span text:style-name="T3">, indica los ficheros que no deben ser considerados como parte del contexto del </text:span><text:span text:style-name="Emphasis"><text:span text:style-name="T3">build</text:span></text:span><text:span text:style-name="T3">.</text:span></text:p>
      <text:h text:style-name="P12" text:outline-level="5"><text:bookmark text:name="2.-reduce-el-tamaño-de-tus-imágenes-al-mínimo"/>2. Reduce el tamaño de tus imágenes al mínimo</text:h>
      <text:p text:style-name="P3"><text:span text:style-name="T3">Tu imagen Docker sólo debe contener lo estrictamente necesario para ejecutar tu aplicación. Con el objetivo de reducir complejidad, dependencias, tamaño de las imágenes, tiempos de </text:span><text:span text:style-name="Emphasis"><text:span text:style-name="T3">build</text:span></text:span><text:span text:style-name="T3"> de una imagen, debes evitar la instalación de paquetes sólo por el hecho de que puedan ser </text:span><text:span text:style-name="Emphasis"><text:span text:style-name="T3">útiles</text:span></text:span><text:span text:style-name="T3"> para depurar un contenedor. Como ejemplo, no incluyas editores de texto en tus imágenes.</text:span></text:p>
      <text:p text:style-name="P3"><text:span text:style-name="T3">Otro opción muy práctica es el uso de imágenes base pequeñas, por ejemplo, haciendo uso de </text:span><text:span text:style-name="Source_20_Text"><text:span text:style-name="T9">alpine</text:span></text:span><text:span text:style-name="T3">.</text:span></text:p>
      <text:p text:style-name="P3"><text:span text:style-name="T3">Por ejemplo, compara </text:span><text:span text:style-name="Source_20_Text"><text:span text:style-name="T9">docker-for-dev/flask-ubuntu</text:span></text:span><text:span text:style-name="T3"> y </text:span><text:span text:style-name="Source_20_Text"><text:span text:style-name="T9">docker-for-dev/flask-alpine</text:span></text:span><text:span text:style-name="T3">.</text:span></text:p>
      <text:h text:style-name="P12" text:outline-level="5"><text:bookmark text:name="3.-ejecuta-sólo-un-proceso-por-contenedor"/>3. Ejecuta sólo un proceso por contenedor</text:h>
      <text:p text:style-name="P3"><text:span text:style-name="T3">Salvo raras excepciones, es recomendable correr sólo un proceso por contenedor. Esto permite reutilizar contenedores más fácilmente, que sean más fáciles de escalar, y da lugar a sistemas más desacoplados. Por ejemplo saca tu lógica de </text:span><text:span text:style-name="Emphasis"><text:span text:style-name="T3">logging</text:span></text:span><text:span text:style-name="T3"> a un contenedor independiente.</text:span></text:p>
      <text:h text:style-name="P12" text:outline-level="5"><text:bookmark text:name="4.-minimiza-el-número-de-capas-de-tu-imagen."/>4. Minimiza el número de capas de tu imagen.</text:h>
      <text:p text:style-name="P4">Como hemos dicho anteriormente, cada capa de una imagen se corresponde con una instrucción del Dockerfile. Compare el Dockerfile:</text:p>
      <text:p text:style-name="P6"><text:span text:style-name="Source_20_Text"><text:span text:style-name="T6">RUN apt-get update</text:span></text:span></text:p>
      <text:p text:style-name="P8"><text:span text:style-name="Source_20_Text"><text:span text:style-name="T6">RUN apt-get install -y bzr</text:span></text:span></text:p>
      <text:p text:style-name="P8"><text:span text:style-name="Source_20_Text"><text:span text:style-name="T6">RUN apt-get install -y cvs</text:span></text:span></text:p>
      <text:p text:style-name="P8"><text:span text:style-name="Source_20_Text"><text:span text:style-name="T6">RUN apt-get install -y git</text:span></text:span></text:p>
      <text:p text:style-name="P7"><text:span text:style-name="Source_20_Text"><text:span text:style-name="T6">RUN apt-get install -y mercurial</text:span></text:span></text:p>
      <text:p text:style-name="P4">con este otro:</text:p>
      <text:p text:style-name="P6"><text:span text:style-name="Source_20_Text"><text:span text:style-name="T6">RUN apt-get update &amp;&amp; apt-get install -y \</text:span></text:span></text:p>
      <text:p text:style-name="P8"><text:span text:style-name="Source_20_Text"><text:span text:style-name="T7"><text:s text:c="4"/></text:span></text:span><text:span text:style-name="Source_20_Text"><text:span text:style-name="T6">bzr \ </text:span></text:span></text:p>
      <text:p text:style-name="P8"><text:span text:style-name="Source_20_Text"><text:span text:style-name="T7"><text:s text:c="4"/></text:span></text:span><text:span text:style-name="Source_20_Text"><text:span text:style-name="T6">cvs \ </text:span></text:span></text:p>
      <text:p text:style-name="P8"><text:span text:style-name="Source_20_Text"><text:span text:style-name="T7"><text:s text:c="4"/></text:span></text:span><text:span text:style-name="Source_20_Text"><text:span text:style-name="T6">git \ </text:span></text:span></text:p>
      <text:p text:style-name="P8"><text:span text:style-name="Source_20_Text"><text:span text:style-name="T7"><text:s text:c="4"/></text:span></text:span><text:span text:style-name="Source_20_Text"><text:span text:style-name="T6">mercurial \ </text:span></text:span></text:p>
      <text:p text:style-name="P7"><text:span text:style-name="Source_20_Text"><text:span text:style-name="T7"><text:s text:c="4"/></text:span></text:span><text:span text:style-name="Source_20_Text"><text:span text:style-name="T6">apt-get clean</text:span></text:span></text:p>
      <text:p text:style-name="P17"><text:span text:style-name="T3">Ambos son igualmente legibles, pero el primero genera 5 capas, y el segunda sólo una, que además ejecuta un </text:span><text:span text:style-name="Source_20_Text"><text:span text:style-name="T9">apt-get clean</text:span></text:span><text:span text:style-name="T3"> que reduce el tamaño de dicha capa. Recuerda que cada instrucción del Dockerfile genera una capa en la imagen final. </text:span></text:p>
      <text:p text:style-name="P17"><text:soft-page-break/><text:span text:style-name="T3">Por tanto, si hacemos un </text:span><text:span text:style-name="Emphasis"><text:span text:style-name="T3">apt-get install</text:span></text:span><text:span text:style-name="T3"> en una instrucción, y un </text:span><text:span text:style-name="Emphasis"><text:span text:style-name="T3">apt-get clean</text:span></text:span><text:span text:style-name="T3"> en otra instrucción, habremos dejado una capa con todos ficheros que luego el </text:span><text:span text:style-name="Emphasis"><text:span text:style-name="T3">apt-get clean</text:span></text:span><text:span text:style-name="T3"> borra.</text:span></text:p>
      <text:h text:style-name="P2" text:outline-level="5"><text:bookmark text:name="5.-optimiza-el-uso-de-la-_cache_."/><text:span text:style-name="T5">5. Optimiza el uso de la </text:span><text:span text:style-name="Emphasis"><text:span text:style-name="T5">cache</text:span></text:span><text:span text:style-name="T5">.</text:span></text:h>
      <text:p text:style-name="P4">Optimiza el uso de la cache añadiendo al principio de tu Dockerfile las instrucciones que menos cambian (como la instalación de librerías), y dejando para el final las que más cambian (como el copiado del código fuente). Como ejemplo compare el Dockerfile:</text:p>
      <text:p text:style-name="P3"><text:span text:style-name="T3">Por ejemplo, compara </text:span><text:span text:style-name="Source_20_Text"><text:span text:style-name="T9">docker-for-dev/flask-alpine</text:span></text:span><text:span text:style-name="T3"> y </text:span><text:span text:style-name="Source_20_Text"><text:span text:style-name="T9">docker-for-dev/flask-build-cache</text:span></text:span><text:span text:style-name="T3">.</text:span></text:p>
      <text:p text:style-name="P3"><text:span text:style-name="T3">El primero </text:span><text:span text:style-name="Emphasis"><text:span text:style-name="T3">cachea</text:span></text:span><text:span text:style-name="T3"> la instalaciones de las dependencias </text:span><text:span text:style-name="Emphasis"><text:span text:style-name="T3">pip</text:span></text:span><text:span text:style-name="T3"> siempre que no añadamos nuevas dependencias al fichero </text:span><text:span text:style-name="Source_20_Text"><text:span text:style-name="T9">requirements.txt</text:span></text:span><text:span text:style-name="T3">, antes de añadir el código fuente. Sin embargo, el segundo, aunque genere menos capas, no reusa la instalación de las dependencias porque </text:span><text:span text:style-name="Source_20_Text"><text:span text:style-name="T9">ADD * /app</text:span></text:span><text:span text:style-name="T3"> invalida la cache en cuanto hay un cambio en nuestro código fuente.</text:span></text:p>
      <text:h text:style-name="P12" text:outline-level="5"><text:bookmark text:name="6.-parametriza-tus-dockerfiles-usando-argumentos"/>6. Parametriza tus Dockerfiles usando argumentos</text:h>
      <text:p text:style-name="P3"><text:span text:style-name="T3">Aumenta la reusabilidad de tus Dockerfiles entre distintos entornos y aplicaciones parametrizando tus Dockerfiles con argumentos. Los argumentos son valores que se pasan como parámetros a cada </text:span><text:span text:style-name="Emphasis"><text:span text:style-name="T3">build</text:span></text:span><text:span text:style-name="T3"> (aunque pueden tener valores por defecto), y que puedes utilizar en las instrucciones de tu Dockerfile. Por ejemplo, el Dockerfile:</text:span></text:p>
      <text:p text:style-name="P6"><text:span text:style-name="Source_20_Text"><text:span text:style-name="T11">FROM</text:span></text:span><text:span text:style-name="Source_20_Text"><text:span text:style-name="T6"> ubuntu</text:span></text:span></text:p>
      <text:p text:style-name="P8"><text:span text:style-name="Source_20_Text"><text:span text:style-name="T11">ARG</text:span></text:span><text:span text:style-name="Source_20_Text"><text:span text:style-name="T6"> </text:span></text:span><text:span text:style-name="Source_20_Text"><text:span text:style-name="T11">user</text:span></text:span><text:span text:style-name="Source_20_Text"><text:span text:style-name="T6">=root</text:span></text:span></text:p>
      <text:p text:style-name="P8"><text:span text:style-name="Source_20_Text"><text:span text:style-name="T11">ARG</text:span></text:span><text:span text:style-name="Source_20_Text"><text:span text:style-name="T6"> password</text:span></text:span></text:p>
      <text:p text:style-name="P7"><text:span text:style-name="Source_20_Text"><text:span text:style-name="T11">RUN</text:span></text:span><text:span text:style-name="Source_20_Text"><text:span text:style-name="T6"> </text:span></text:span><text:span text:style-name="Source_20_Text"><text:span text:style-name="T13">echo</text:span></text:span><text:span text:style-name="Source_20_Text"><text:span text:style-name="T6"> </text:span></text:span><text:span text:style-name="Source_20_Text"><text:span text:style-name="T8">$user</text:span></text:span><text:span text:style-name="Source_20_Text"><text:span text:style-name="T6"> </text:span></text:span><text:span text:style-name="Source_20_Text"><text:span text:style-name="T8">$password</text:span></text:span></text:p>
      <text:p text:style-name="P4">puede ser parametrizado de la siguiente manera:</text:p>
      <text:p text:style-name="P5"><text:span text:style-name="Source_20_Text"><text:span text:style-name="T6">docker </text:span></text:span><text:span text:style-name="Source_20_Text"><text:span text:style-name="T11">build</text:span></text:span><text:span text:style-name="Source_20_Text"><text:span text:style-name="T6"> -t imagen --</text:span></text:span><text:span text:style-name="Source_20_Text"><text:span text:style-name="T11">build</text:span></text:span><text:span text:style-name="Source_20_Text"><text:span text:style-name="T6">-arg </text:span></text:span><text:span text:style-name="Source_20_Text"><text:span text:style-name="T11">password</text:span></text:span><text:span text:style-name="Source_20_Text"><text:span text:style-name="T6">=secret .</text:span></text:span></text:p>
      <text:h text:style-name="P12" text:outline-level="5"><text:bookmark text:name="7.-utiliza-multi-stage-builds"/>7. Utiliza multi-stage builds</text:h>
      <text:p text:style-name="P4">Los multi-stage es una funcionalidad introducida recientemente y que ayuda a crear imágenes muy pequeñas. Permiten resetear el sistema de ficheros de la imagen que se está construyendo, cambiar a otro sistema de fichero, pero importar ficheros de la imagen anterior.</text:p>
      <text:p text:style-name="P3"><text:span text:style-name="T3">Tenemos un ejemplo en </text:span><text:span text:style-name="Source_20_Text"><text:span text:style-name="T9">docker-for-dev/go-multi-stage</text:span></text:span><text:span text:style-name="T3">.</text:span></text:p>
      <text:p text:style-name="P3"><text:span text:style-name="T3">El primer </text:span><text:span text:style-name="Source_20_Text"><text:span text:style-name="T9">FROM</text:span></text:span><text:span text:style-name="T3"> línea inicializa el sistema de ficheros con una imagen que lleva Go instalado. En esa imagen añadimos el directorio actual con todo su contexto y hacer el build de nuestro programa Go. Luego viene una nueva instrucción </text:span><text:span text:style-name="Emphasis"><text:span text:style-name="T3">FROM</text:span></text:span><text:span text:style-name="T3"> que inicializa el sistema de ficheros con una imagen </text:span><text:span text:style-name="Emphasis"><text:span text:style-name="T3">alpine</text:span></text:span><text:span text:style-name="T3"> sin nada instalado. La instrucción </text:span><text:span text:style-name="Emphasis"><text:span text:style-name="T3">COPY</text:span></text:span><text:span text:style-name="T3"> copia el binario generado en el </text:span><text:span text:style-name="Emphasis"><text:span text:style-name="T3">stage</text:span></text:span><text:span text:style-name="T3"> anterior y lo copia en la imagen actual. El resultado es una imagen muy pequeña, ya que no lleva el compilador de Go incluido, solo lleva el binario que necesitam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0:34:19.215178565</meta:creation-date>
    <dc:date>2021-04-30T10:37:15.704119531</dc:date>
    <meta:editing-duration>PT4H31M26S</meta:editing-duration>
    <meta:editing-cycles>3</meta:editing-cycles>
    <meta:generator>LibreOffice/6.4.7.2$Linux_X86_64 LibreOffice_project/40$Build-2</meta:generator>
    <meta:document-statistic meta:table-count="0" meta:image-count="0" meta:object-count="0" meta:page-count="5" meta:paragraph-count="85" meta:word-count="1637" meta:character-count="9977" meta:non-whitespace-character-count="8421"/>
  </office:meta>
</office:document-meta>
</file>